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'times new roman'" svg:font-family="''times new roman''"/>
    <style:font-face style:name="Courier New1" svg:font-family="'Courier New'"/>
    <style:font-face style:name="OpenSymbol" svg:font-family="OpenSymbol"/>
    <style:font-face style:name="Symbol" svg:font-family="Symbol"/>
    <style:font-face style:name="Tahoma1" svg:font-family="Tahoma"/>
    <style:font-face style:name="Wingdings" svg:font-family="Wingdings"/>
    <style:font-face style:name="宋体1" svg:font-family="宋体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宋体" svg:font-family="宋体" style:font-pitch="variable"/>
    <style:font-face style:name="宋体3" svg:font-family="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宋体2" svg:font-family="宋体" style:font-family-generic="system" style:font-pitch="variable"/>
  </office:font-face-decls>
  <office:automatic-styles>
    <style:style style:name="P1" style:family="paragraph" style:parent-style-name="Text_20_body">
      <style:text-properties style:font-name="宋体" fo:font-size="12pt" style:font-name-asian="宋体" style:font-size-asian="12pt" style:font-size-complex="12pt"/>
    </style:style>
    <style:style style:name="P2" style:family="paragraph" style:parent-style-name="Ul">
      <style:paragraph-properties fo:margin-top="0.176cm" fo:margin-bottom="0.176cm" fo:text-align="start" style:justify-single-word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14">
      <style:text-properties style:language-asian="zh" style:country-asian="CN"/>
    </style:style>
    <style:style style:name="P5" style:family="paragraph" style:parent-style-name="Text_20_body" style:list-style-name="L15">
      <style:text-properties style:language-asian="zh" style:country-asian="CN"/>
    </style:style>
    <style:style style:name="P6" style:family="paragraph" style:parent-style-name="Text_20_body" style:list-style-name="L16">
      <style:text-properties style:language-asian="zh" style:country-asian="CN"/>
    </style:style>
    <style:style style:name="P7" style:family="paragraph" style:parent-style-name="Text_20_body" style:list-style-name="L18">
      <style:text-properties style:language-asian="zh" style:country-asian="CN"/>
    </style:style>
    <style:style style:name="P8" style:family="paragraph" style:parent-style-name="Text_20_body" style:list-style-name="L20">
      <style:text-properties style:language-asian="zh" style:country-asian="CN"/>
    </style:style>
    <style:style style:name="P9" style:family="paragraph" style:parent-style-name="Text_20_body" style:list-style-name="L21">
      <style:text-properties style:language-asian="zh" style:country-asian="CN"/>
    </style:style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9">
      <style:text-properties style:font-name="宋体" fo:font-size="12pt" style:font-name-asian="宋体" style:font-size-asian="12pt" style:font-size-complex="12pt"/>
    </style:style>
    <style:style style:name="P15" style:family="paragraph" style:parent-style-name="Text_20_body" style:list-style-name="L10"/>
    <style:style style:name="P16" style:family="paragraph" style:parent-style-name="Text_20_body" style:list-style-name="L12"/>
    <style:style style:name="P17" style:family="paragraph" style:parent-style-name="Text_20_body" style:list-style-name="L13"/>
    <style:style style:name="P18" style:family="paragraph" style:parent-style-name="Text_20_body" style:list-style-name="L14">
      <style:text-properties style:use-window-font-color="true" style:font-name="宋体" style:font-name-asian="宋体" style:language-asian="zh" style:country-asian="CN"/>
    </style:style>
    <style:style style:name="P19" style:family="paragraph" style:parent-style-name="Text_20_body" style:list-style-name="L14"/>
    <style:style style:name="P20" style:family="paragraph" style:parent-style-name="Text_20_body" style:list-style-name="L17"/>
    <style:style style:name="P21" style:family="paragraph" style:parent-style-name="Text_20_body" style:list-style-name="L19"/>
    <style:style style:name="P22" style:family="paragraph" style:parent-style-name="Text_20_body" style:list-style-name="L29"/>
    <style:style style:name="P23" style:family="paragraph" style:parent-style-name="Text_20_body" style:list-style-name="WW8Num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33"/>
    <style:style style:name="P32" style:family="paragraph" style:parent-style-name="Text_20_body" style:list-style-name="L21">
      <style:text-properties fo:color="#0000ff" style:language-asian="zh" style:country-asian="CN"/>
    </style:style>
    <style:style style:name="P33" style:family="paragraph" style:parent-style-name="Text_20_body" style:list-style-name="L22">
      <style:text-properties fo:color="#0000ff"/>
    </style:style>
    <style:style style:name="P34" style:family="paragraph" style:parent-style-name="Text_20_body" style:list-style-name="L4">
      <style:paragraph-properties fo:margin-top="0cm" fo:margin-bottom="0.499cm"/>
    </style:style>
    <style:style style:name="P35" style:family="paragraph" style:parent-style-name="Text_20_body" style:list-style-name="L5">
      <style:paragraph-properties fo:margin-top="0cm" fo:margin-bottom="0.499cm"/>
      <style:text-properties style:language-asian="zh" style:country-asian="CN"/>
    </style:style>
    <style:style style:name="P36" style:family="paragraph" style:parent-style-name="Text_20_body" style:list-style-name="L32">
      <style:paragraph-properties fo:margin-top="0.159cm" fo:margin-bottom="0.494cm" fo:text-align="start" style:justify-single-word="false" style:writing-mode="lr-tb"/>
    </style:style>
    <style:style style:name="P37" style:family="paragraph" style:parent-style-name="Heading_20_2">
      <style:text-properties style:font-name="宋体" style:font-name-asian="宋体"/>
    </style:style>
    <style:style style:name="P38" style:family="paragraph" style:parent-style-name="Heading_20_2">
      <style:text-properties style:font-name="宋体" style:font-name-asian="宋体" style:language-asian="zh" style:country-asian="CN"/>
    </style:style>
    <style:style style:name="P39" style:family="paragraph" style:parent-style-name="Heading_20_2">
      <style:text-properties style:font-name="宋体" fo:font-size="18pt" style:font-name-asian="宋体" style:font-size-asian="18pt"/>
    </style:style>
    <style:style style:name="P40" style:family="paragraph" style:parent-style-name="Heading_20_2">
      <style:text-properties style:use-window-font-color="true" style:font-name="宋体" style:font-name-asian="宋体" style:language-asian="zh" style:country-asian="CN"/>
    </style:style>
    <style:style style:name="P41" style:family="paragraph" style:parent-style-name="Heading_20_2">
      <style:text-properties style:language-asian="zh" style:country-asian="CN"/>
    </style:style>
    <style:style style:name="P42" style:family="paragraph" style:parent-style-name="Heading_20_2">
      <style:paragraph-properties fo:margin-left="0cm" fo:margin-right="0cm" fo:margin-top="0cm" fo:margin-bottom="0.499cm" fo:text-indent="-1.016cm" style:auto-text-indent="false"/>
    </style:style>
    <style:style style:name="P43" style:family="paragraph" style:parent-style-name="Heading_20_2">
      <style:paragraph-properties fo:margin-left="0cm" fo:margin-right="0cm" fo:margin-top="0cm" fo:margin-bottom="0.499cm" fo:text-indent="0cm" style:auto-text-indent="false"/>
    </style:style>
    <style:style style:name="P44" style:family="paragraph" style:parent-style-name="Heading_20_2">
      <style:paragraph-properties fo:margin-top="0cm" fo:margin-bottom="0.499cm"/>
    </style:style>
    <style:style style:name="P45" style:family="paragraph" style:parent-style-name="Heading_20_2">
      <style:paragraph-properties fo:margin-top="0cm" fo:margin-bottom="0.499cm"/>
      <style:text-properties style:font-name="宋体" style:font-name-asian="宋体"/>
    </style:style>
    <style:style style:name="P46" style:family="paragraph" style:parent-style-name="Heading_20_2">
      <style:paragraph-properties fo:margin-left="0.741cm" fo:margin-right="0cm" fo:margin-top="0cm" fo:margin-bottom="0.499cm" fo:text-indent="-0.635cm" style:auto-text-indent="false"/>
    </style:style>
    <style:style style:name="P47" style:family="paragraph" style:parent-style-name="Heading_20_2">
      <style:paragraph-properties fo:margin-top="0.159cm" fo:margin-bottom="0.494cm" fo:text-align="start" style:justify-single-word="false" style:writing-mode="lr-tb"/>
    </style:style>
    <style:style style:name="P48" style:family="paragraph" style:parent-style-name="Li" style:list-style-name="WW8Num2">
      <style:paragraph-properties fo:margin-left="1.27cm" fo:margin-right="0cm" fo:margin-top="0cm" fo:margin-bottom="0.494cm" fo:text-align="start" style:justify-single-word="false" fo:text-indent="-0.635cm" style:auto-text-indent="false" style:writing-mode="lr-tb"/>
    </style:style>
    <style:style style:name="P49" style:family="paragraph" style:parent-style-name="C_2b__2b__20_Source_20_Code">
      <style:paragraph-properties fo:margin-left="1.482cm" fo:margin-right="0cm" fo:text-indent="0cm" style:auto-text-indent="false"/>
    </style:style>
    <style:style style:name="P50" style:family="paragraph" style:parent-style-name="C_2b__2b__20_Source_20_Code" style:list-style-name="L11">
      <style:paragraph-properties fo:margin-left="1.482cm" fo:margin-right="0cm" fo:text-indent="0cm" style:auto-text-indent="false"/>
    </style:style>
    <style:style style:name="P51" style:family="paragraph" style:parent-style-name="C_2b__2b__20_Source_20_Code" style:list-style-name="L23">
      <style:paragraph-properties fo:margin-left="1.482cm" fo:margin-right="0cm" fo:text-indent="0cm" style:auto-text-indent="false"/>
    </style:style>
    <style:style style:name="P52" style:family="paragraph" style:parent-style-name="C_2b__2b__20_Source_20_Code">
      <style:paragraph-properties fo:margin-left="1.482cm" fo:margin-right="0cm" fo:text-indent="0cm" style:auto-text-indent="false"/>
      <style:text-properties style:language-asian="zh" style:country-asian="CN"/>
    </style:style>
    <style:style style:name="P53" style:family="paragraph" style:parent-style-name="C_2b__2b__20_Source_20_Code">
      <style:paragraph-properties fo:margin-left="1.482cm" fo:margin-right="0cm" fo:text-indent="0cm" style:auto-text-indent="false"/>
      <style:text-properties fo:color="#0000ff"/>
    </style:style>
    <style:style style:name="T1" style:family="text">
      <style:text-properties style:language-asian="zh" style:country-asian="CN"/>
    </style:style>
    <style:style style:name="T2" style:family="text">
      <style:text-properties fo:font-style="normal" style:text-underline-style="none" fo:font-weight="normal" fo:background-color="transparent" style:language-asian="zh" style:country-asian="CN" style:font-style-asian="normal" style:font-weight-asian="normal" style:font-style-complex="normal" style:font-weight-complex="normal"/>
    </style:style>
    <style:style style:name="T3" style:family="text">
      <style:text-properties style:font-name="宋体" style:font-name-asian="宋体"/>
    </style:style>
    <style:style style:name="T4" style:family="text">
      <style:text-properties style:font-name="宋体" style:font-name-asian="宋体" style:language-asian="zh" style:country-asian="CN"/>
    </style:style>
    <style:style style:name="T5" style:family="text">
      <style:text-properties style:font-name="宋体" fo:font-size="12pt" style:font-name-asian="宋体" style:font-size-asian="12pt" style:font-size-complex="12pt"/>
    </style:style>
    <style:style style:name="T6" style:family="text">
      <style:text-properties style:font-name="宋体" fo:font-size="12pt" style:font-name-asian="宋体" style:font-size-asian="12pt" style:font-name-complex="宋体1"/>
    </style:style>
    <style:style style:name="T7" style:family="text">
      <style:text-properties style:font-name="宋体" fo:font-size="12pt" style:font-name-asian="宋体" style:font-size-asian="12pt" style:font-name-complex="'times new roman'"/>
    </style:style>
    <style:style style:name="T8" style:family="text">
      <style:text-properties style:font-name="宋体" fo:font-size="18pt" style:font-name-asian="宋体" style:font-size-asian="18pt"/>
    </style:style>
    <style:style style:name="T9" style:family="text">
      <style:text-properties fo:color="#0000ff"/>
    </style:style>
    <style:style style:name="T10" style:family="text">
      <style:text-properties fo:color="#0000ff" style:language-asian="zh" style:country-asian="CN"/>
    </style:style>
    <style:style style:name="T11" style:family="text">
      <style:text-properties fo:color="#0000ff" style:font-name="宋体" style:font-name-asian="宋体" style:language-asian="zh" style:country-asian="CN"/>
    </style:style>
    <style:style style:name="T12" style:family="text">
      <style:text-properties fo:color="#0000ff" style:font-name="宋体" style:font-name-asian="宋体" style:language-asian="zh" style:country-asian="CN" style:font-name-complex="'times new roman'"/>
    </style:style>
    <style:style style:name="T13" style:family="text">
      <style:text-properties fo:color="#0000ff" style:font-name="宋体" style:font-name-asian="宋体" style:font-name-complex="'times new roman'"/>
    </style:style>
    <style:style style:name="T14" style:family="text">
      <style:text-properties fo:color="#0000ff" style:font-name="宋体" fo:font-size="12pt" style:font-name-asian="宋体" style:font-size-asian="12pt" style:font-name-complex="宋体1"/>
    </style:style>
    <style:style style:name="T15" style:family="text">
      <style:text-properties fo:color="#0000ff" style:font-name="宋体" fo:font-size="12pt" style:font-name-asian="宋体" style:font-size-asian="12pt" style:font-name-complex="'times new roman'"/>
    </style:style>
    <style:style style:name="T16" style:family="text">
      <style:text-properties fo:color="#0000ff" fo:language="en" fo:country="US"/>
    </style:style>
    <style:style style:name="T17" style:family="text">
      <style:text-properties fo:color="#0000ff" fo:font-style="normal" style:text-underline-style="none" fo:font-weight="normal" fo:background-color="transparent" style:language-asian="zh" style:country-asian="CN" style:font-style-asian="normal" style:font-weight-asian="normal" style:font-style-complex="normal" style:font-weight-complex="normal"/>
    </style:style>
    <style:style style:name="T18" style:family="text">
      <style:text-properties fo:color="#0000ff" style:font-name="宋体1" fo:font-size="12pt" style:font-name-asian="宋体1" style:font-size-asian="12pt" style:font-name-complex="宋体1"/>
    </style:style>
    <style:style style:name="T19" style:family="text">
      <style:text-properties fo:color="#0000ff" style:font-name="宋体1" style:font-name-asian="宋体1" style:font-name-complex="宋体1"/>
    </style:style>
    <style:style style:name="T20" style:family="text">
      <style:text-properties fo:color="#0000ff" style:font-name="宋体1" style:font-name-asian="宋体1" style:language-asian="zh" style:country-asian="CN" style:font-name-complex="宋体1"/>
    </style:style>
    <style:style style:name="T21" style:family="text">
      <style:text-properties fo:color="#0000ff" style:font-name="'times new roman'" fo:font-size="12pt" style:font-name-asian="'times new roman'" style:font-size-asian="12pt" style:font-name-complex="'times new roman'"/>
    </style:style>
    <style:style style:name="T22" style:family="text">
      <style:text-properties style:use-window-font-color="true" style:font-name="宋体" style:font-name-asian="宋体" style:language-asian="zh" style:country-asian="CN"/>
    </style:style>
    <style:style style:name="T23" style:family="text">
      <style:text-properties style:use-window-font-color="true" style:font-name="宋体" fo:font-size="18pt" style:font-name-asian="宋体" style:font-size-asian="18pt" style:language-asian="zh" style:country-asian="CN"/>
    </style:style>
    <style:style style:name="T24" style:family="text">
      <style:text-properties style:use-window-font-color="true" style:font-name="宋体1" fo:font-size="12pt" style:font-name-asian="宋体1" style:font-size-asian="12pt" style:font-name-complex="宋体1"/>
    </style:style>
    <style:style style:name="T25" style:family="text">
      <style:text-properties fo:font-size="18pt" style:font-size-asian="18pt"/>
    </style:style>
    <style:style style:name="T26" style:family="text">
      <style:text-properties fo:color="#000000" fo:font-size="18pt" fo:font-weight="bold" style:font-size-asian="18pt" style:font-weight-asian="bold"/>
    </style:style>
    <style:style style:name="T27" style:family="text">
      <style:text-properties fo:color="#000000" style:font-name="宋体" style:font-name-asian="宋体" style:font-name-complex="'times new roman'"/>
    </style:style>
    <style:style style:name="T28" style:family="text">
      <style:text-properties fo:color="#000000" style:font-name="宋体" style:font-name-asian="宋体" style:language-asian="zh" style:country-asian="CN" style:font-name-complex="'times new roman'"/>
    </style:style>
    <style:style style:name="T29" style:family="text">
      <style:text-properties style:font-name="宋体1" fo:font-size="12pt" style:font-name-asian="宋体1" style:font-size-asian="12pt" style:font-name-complex="宋体1"/>
    </style:style>
    <style:style style:name="T30" style:family="text">
      <style:text-properties style:font-name="宋体1" style:font-name-asian="宋体1" style:font-name-complex="宋体1"/>
    </style:style>
    <style:style style:name="T31" style:family="text">
      <style:text-properties style:font-name="'times new roman'" fo:font-size="12pt" style:font-name-asian="'times new roman'" style:font-size-asian="12pt" style:font-name-complex="'times new roman'"/>
    </style:style>
    <style:style style:name="T32" style:family="text">
      <style:text-properties fo:color="#ff0000"/>
    </style:style>
    <style:style style:name="T33" style:family="text">
      <style:text-properties fo:color="#ff0000" style:font-name="宋体1" style:font-name-asian="宋体1" style:font-name-complex="宋体1"/>
    </style:style>
    <style:style style:name="T34" style:family="text">
      <style:text-properties fo:color="#ff0000" style:language-asian="zh" style:country-asian="CN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2" text:is-list-header="true">条款1：尽量用const和inline而不用#define</text:h>
      <text:list xml:id="list42442230" text:style-name="L1">
        <text:list-item>
          <text:p text:style-name="P3">#define的问题</text:p>
        </text:list-item>
      </text:list>
      <text:p text:style-name="P49">#define max(a,b) ((a) &gt; (b) ? (a) : (b))</text:p>
      <text:p text:style-name="P49">int a = 5, b = 0;</text:p>
      <text:p text:style-name="P49">max(<text:span text:style-name="T9">++a</text:span>, b);// a 的值增加了2次</text:p>
      <text:h text:style-name="P43" text:outline-level="2">条款2：尽量用&lt;iostream&gt;而不用&lt;stdio.h&gt;</text:h>
      <text:list xml:id="list42446590" text:style-name="L2">
        <text:list-item>
          <text:p text:style-name="P10">优点：类型安全和可扩展性</text:p>
        </text:list-item>
        <text:list-item>
          <text:p text:style-name="P10"><text:span text:style-name="T5">增加</text:span>“<text:span text:style-name="T5">&lt;&lt;</text:span>”<text:span text:style-name="T5">支持</text:span></text:p>
        </text:list-item>
      </text:list>
      <text:p text:style-name="P49">class Rational {</text:p>
      <text:p text:style-name="P49">public:</text:p>
      <text:p text:style-name="P49"><text:s text:c="4"/>Rational(int numerator = 0, int denominator = 1);</text:p>
      <text:p text:style-name="P49"><text:s text:c="4"/>...</text:p>
      <text:p text:style-name="P49">private:</text:p>
      <text:p text:style-name="P49"><text:s text:c="4"/>int n, d;// 分子，分母</text:p>
      <text:p text:style-name="P49"><text:s text:c="4"/><text:span text:style-name="T9">friend</text:span> ostream&amp; operator&lt;&lt;(ostream&amp; s, const Rational&amp; );</text:p>
      <text:p text:style-name="P49">};</text:p>
      <text:p text:style-name="P49">ostream&amp; operator&lt;&lt;(ostream&amp; s, const Rational&amp; r) {</text:p>
      <text:p text:style-name="P49"><text:s text:c="4"/>s&lt;&lt; r.n &lt;&lt; '/' &lt;&lt; r.d;</text:p>
      <text:p text:style-name="P49"><text:s text:c="4"/>return s;</text:p>
      <text:p text:style-name="P49">}</text:p>
      <text:list xml:id="list42457318" text:style-name="L3">
        <text:list-item>
          <text:p text:style-name="P11"><text:span text:style-name="T5">如果编译器同时支持 &lt;iostream&gt;和&lt;iostream.h&gt;，那头文件名的使用会很微妙。例如，如果使用了#include &lt;iostream&gt;, 得到的是置于名字空间std下的iostream库的元素；如果使用#include &lt;iostream.h&gt;，得到的是置于全局空间的同样的元素。</text:span></text:p>
        </text:list-item>
      </text:list>
      <text:p text:style-name="P1"/>
      <text:h text:style-name="P44" text:outline-level="2">条款14: 确定基类有虚析构函数</text:h>
      <text:list xml:id="list42458016" text:style-name="L4">
        <text:list-item>
          <text:p text:style-name="P34">当通过基类的指针去删除派生类的对象，而基类又没有虚析构函数时，结果将是不可确定的<text:span text:style-name="T1">，派生类的析构函数肯定没有调用</text:span></text:p>
        </text:list-item>
      </text:list>
      <text:h text:style-name="P44" text:outline-level="2">条款15: 让operator=返回*this的引用</text:h>
      <text:list xml:id="list42453963" text:style-name="L5">
        <text:list-item>
          <text:p text:style-name="P35">这样可以支持赋值链操作w = x = y = z = "hello";</text:p>
        </text:list-item>
      </text:list>
      <text:h text:style-name="Heading_20_2" text:outline-level="2"><text:span text:style-name="T8">条款16: 在operator=中对所有数据成员赋值</text:span><text:span text:style-name="T3"> </text:span></text:h>
      <text:list xml:id="list42459502" text:style-name="WW8Num1">
        <text:list-item>
          <text:p text:style-name="P23">继承关系下正确的赋值运算符 </text:p>
        </text:list-item>
      </text:list>
      <text:p text:style-name="P49">derived&amp; derived::operator=(const derived&amp; rhs) {</text:p>
      <text:p text:style-name="P49"><text:s text:c="4"/>if (this == &amp;rhs) return *this;</text:p>
      <text:p text:style-name="P49"><text:s text:c="4"/><text:span text:style-name="T9">base::operator=(rhs);</text:span> <text:s/>// 调用this-&gt;base::operator=</text:p>
      <text:p text:style-name="P49"><text:s text:c="4"/>y = rhs.y;</text:p>
      <text:p text:style-name="P49"><text:s text:c="4"/>return *this;</text:p>
      <text:p text:style-name="P49">}</text:p>
      <text:list xml:id="list42435738" text:style-name="WW8Num2">
        <text:list-item>
          <text:p text:style-name="P48">继承关系下正确的拷贝构造函数 </text:p>
        </text:list-item>
      </text:list>
      <text:p text:style-name="P49">class derived: public base {</text:p>
      <text:p text:style-name="P49">public:</text:p>
      <text:p text:style-name="P49"><text:s text:c="4"/>derived(const derived&amp; rhs): <text:span text:style-name="T9">base(rhs)</text:span>, y(rhs.y) {}</text:p>
      <text:p text:style-name="P49"><text:s text:c="4"/>...</text:p>
      <text:p text:style-name="P49">}</text:p>
      <text:h text:style-name="P46" text:outline-level="2">条款17: 在operator=中检查给自己赋值的情况</text:h>
      <text:p text:style-name="P49">c&amp; c::operator=(const c&amp; rhs) {</text:p>
      <text:p text:style-name="P49"><text:s text:c="4"/>if (<text:span text:style-name="T9">*this == rhs</text:span>) return *this;</text:p>
      <text:p text:style-name="P49"><text:s text:c="4"/>...</text:p>
      <text:p text:style-name="P49">}</text:p>
      <text:h text:style-name="P44" text:outline-level="2">条款20: 避免public接口出现数据成员</text:h>
      <text:list xml:id="list42443378" text:style-name="L7">
        <text:list-item>
          <text:p text:style-name="P12">在public接口里放上数据成员无异于自找麻烦，所以要把数据成员安全地隐藏在与功能分离的高墙后。如果现在就开始这么做，那我们就可以无需任何代价地换来一致性和精确的访问控制。</text:p>
        </text:list-item>
      </text:list>
      <text:h text:style-name="P45" text:outline-level="2">条款21: 尽可能使用const</text:h>
      <text:list xml:id="list42449091" text:style-name="L8">
        <text:list-item>
          <text:p text:style-name="P13">以下两函数可以重载，const函数内部不能显示的修改成员变量，申明为<text:span text:style-name="T9">mutable</text:span> 的成员变量除外</text:p>
        </text:list-item>
      </text:list>
      <text:p text:style-name="P49"><text:span text:style-name="T1">int &amp;f()</text:span></text:p>
      <text:p text:style-name="P49"><text:span text:style-name="T1">int &amp;f() const </text:span></text:p>
      <text:list xml:id="list42437735" text:style-name="L9">
        <text:list-item>
          <text:p text:style-name="P14"><text:span text:style-name="T17">const_cast</text:span><text:span text:style-name="T2">&lt;char*&gt;const_buf同等于c方式的(char *)const_buf</text:span></text:p>
        </text:list-item>
      </text:list>
      <text:h text:style-name="P38" text:outline-level="2">条款23: 必须返回一个对象时不要试图返回一个引用</text:h>
      <text:list xml:id="list42437542" text:style-name="L10">
        <text:list-item>
          <text:p text:style-name="P15">引用函数外部的对象除外</text:p>
        </text:list-item>
      </text:list>
      <text:h text:style-name="P38" text:outline-level="2">条款25: 避免对指针和数字类型重载</text:h>
      <text:list xml:id="list43425680" text:style-name="L33">
        <text:list-item>
          <text:p text:style-name="P31"><text:span text:style-name="T4">void * const null = 0; //可能的null定义</text:span></text:p>
        </text:list-item>
      </text:list>
      <text:h text:style-name="P38" text:outline-level="2">条款26: 当心潜在的二义性</text:h>
      <text:list xml:id="list42444182" text:style-name="L11">
        <text:list-header>
          <text:p text:style-name="P50">class B; <text:s text:c="9"/><text:tab/><text:tab/><text:tab/>//对类B提前声明</text:p>
        </text:list-header>
      </text:list>
      <text:p text:style-name="P49">class A {</text:p>
      <text:p text:style-name="P49">public:</text:p>
      <text:p text:style-name="P49"><text:s text:c="4"/><text:span text:style-name="T9">A(const B&amp;)</text:span>;<text:tab/><text:tab/><text:tab/><text:tab/>//可以从B构造出类A</text:p>
      <text:p text:style-name="P49">};</text:p>
      <text:p text:style-name="P49">class B {</text:p>
      <text:p text:style-name="P49">public:</text:p>
      <text:p text:style-name="P49"><text:s text:c="4"/><text:span text:style-name="T9">operator </text:span><text:span text:style-name="T32">A</text:span><text:span text:style-name="T9">()</text:span> const;<text:tab/><text:tab/>//可以从B转换出类A，此为类型转换，<text:span text:style-name="T1">同operator </text:span><text:span text:style-name="T34">char*</text:span><text:span text:style-name="T1">()</text:span>，<text:span text:style-name="T10">仿函数格式为int</text:span><text:span text:style-name="T16"> operator()(int x)</text:span></text:p>
      <text:p text:style-name="P49">};</text:p>
      <text:p text:style-name="P49">void f(const A&amp;) {</text:p>
      <text:p text:style-name="P49"><text:s text:c="4"/>…</text:p>
      <text:p text:style-name="P49">}</text:p>
      <text:p text:style-name="P49">B b;</text:p>
      <text:p text:style-name="P49">f(b);// 错误!——二义</text:p>
      <text:h text:style-name="P38" text:outline-level="2">条款27: 如果不想使用隐式生成的函数就要显式地禁止它</text:h>
      <text:p text:style-name="P49">template&lt;class T&gt;</text:p>
      <text:p text:style-name="P49">class Array {</text:p>
      <text:p text:style-name="P49"><text:span text:style-name="T9">private</text:span>:</text:p>
      <text:p text:style-name="P49"><text:s text:c="4"/>//只申明，不要定义这个函数!</text:p>
      <text:p text:style-name="P49"><text:s text:c="4"/>Array&amp; operator=(const Array&amp; rhs);</text:p>
      <text:p text:style-name="P49"><text:s text:c="4"/>...</text:p>
      <text:p text:style-name="P49">};</text:p>
      <text:h text:style-name="P38" text:outline-level="2">条款30: 避免这样的成员函数：其返回值是指向成员的非const指针或引用，但成员的访问级比这个函数要低</text:h>
      <text:list xml:id="list42450485" text:style-name="L12">
        <text:list-item>
          <text:p text:style-name="P16"><text:span text:style-name="T4">劳累的编译器要费九牛二虎之力来确保你设置的访问限制不被破坏，你也不要糟蹋编译器的努力结果，</text:span><text:span text:style-name="T11">返回const的引用</text:span><text:span text:style-name="T22">是例外</text:span></text:p>
        </text:list-item>
      </text:list>
      <text:h text:style-name="P47" text:outline-level="2"><text:span text:style-name="T23">条款31: 千万不要返回局部对象的引用，也不要返回函数内部用new初始化的指针的引用</text:span><text:span text:style-name="T22"> </text:span></text:h>
      <text:list xml:id="list43318962" text:style-name="L32">
        <text:list-item>
          <text:p text:style-name="P36"><text:span text:style-name="T22">写一个返回废弃指针的函数无异于坐等内存泄漏的来临。</text:span></text:p>
        </text:list-item>
      </text:list>
      <text:h text:style-name="P40" text:outline-level="2">条款33: 明智地使用内联</text:h>
      <text:list xml:id="list42465481" text:style-name="L13">
        <text:list-item>
          <text:p text:style-name="P17">一般来说，实际编程时最初的原则是不要内联任何函数，除非函数确实很小很简单</text:p>
        </text:list-item>
        <text:list-item>
          <text:p text:style-name="P17"><text:span text:style-name="T22">慎重地使用内联，不但给了调试器更多发挥作用的机会，还将内联的作用定位到了正确的位置：它是一个根据需要而使用的优化工具。</text:span><text:span text:style-name="T11">一个程序往往花80%的时间来执行程序中20%的代码。</text:span><text:span text:style-name="T22">这是一条很重要的定律，因为它提醒你，</text:span><text:span text:style-name="T11">作为程序员的一个很重要的目标，就是找出这20%能够真正提高整个程序性能的代码。</text:span>一旦找出了程序中那些重要的函数，以及那些内联后可以确实提高程序性能的函数（这些函数本身依赖于所在系统的体系结构），就要毫不犹豫地声明为inline。同时，要注意代码膨胀带来的问题，并监视编译器的警告信息（参见条款48），看看是否有内联函数没有被编译器内联。</text:p>
        </text:list-item>
      </text:list>
      <text:h text:style-name="P40" text:outline-level="2">条款34: 将文件间的编译依赖性降至最低</text:h>
      <text:list xml:id="list42456232" text:style-name="L14">
        <text:list-item>
          <text:p text:style-name="P18"><text:span text:style-name="T9">如果可以使用对象的引用和指针，就要避免使用对象本身。</text:span>定义某个类型的引用和指针只会涉及到这个类型的声明。定义此类型的对象则需要类型定义的参与。</text:p>
        </text:list-item>
        <text:list-item>
          <text:p text:style-name="P19">尽可能使用类的声明，而不使用类的定义。因为在声明一个函数时，如果用到某个类，是绝对不需要这个类的定义的，即使函数是通过传值来传递和返回这个类<text:span text:style-name="T1">。</text:span></text:p>
        </text:list-item>
        <text:list-item>
          <text:p text:style-name="P4"><text:span text:style-name="T9">不要在头文件中再#include其它头文件，除非缺少了它们就不能编译。相反，要一个一个地声明所需要的类</text:span>，让使用这个头文件的用户自己（通过#include指令）去包含其它的头文件，以使用户代码最终得以通过编译。一些用户会抱怨这样做对他们来说很不方便，但实际上你为他们避免了许多你曾饱受的痛苦。事实上，这种技术很受推崇，并被运用到C++标准库。</text:p>
        </text:list-item>
        <text:list-item>
          <text:p text:style-name="P19"><text:span text:style-name="T1">使用</text:span><text:span text:style-name="T10">代理</text:span><text:span text:style-name="T1">（包含一个指向具体实现类的指针，并转发调用，参与的类：</text:span>句炳/信封类<text:span text:style-name="T1">、</text:span>主体/信件类<text:span text:style-name="T1">）和</text:span><text:span text:style-name="T10">接口</text:span><text:span text:style-name="T1">（参与的类：抽象基类、派生的实现类）可以降低依赖</text:span></text:p>
        </text:list-item>
      </text:list>
      <text:h text:style-name="P41" text:outline-level="2">条款35: 使公有继承体现 "是一个" 的含义</text:h>
      <text:list xml:id="list42439530" text:style-name="L15">
        <text:list-item>
          <text:p text:style-name="P5">反例：正方形是一个矩形吗？对矩形适用的规则（宽度的改变和高度没关系）不适用于正方形（宽度和高度必须相同）。但公有继承声称：<text:span text:style-name="T9">对基类对象适用的任何东西也适用于派生类对象</text:span></text:p>
        </text:list-item>
      </text:list>
      <text:h text:style-name="P41" text:outline-level="2">条款36: 区分接口继承和实现继承</text:h>
      <text:list xml:id="list42451071" text:style-name="L16">
        <text:list-item>
          <text:p text:style-name="P6">定义纯虚函数的目的在于，使派生类仅仅只是继承函数的接口。</text:p>
        </text:list-item>
        <text:list-item>
          <text:p text:style-name="P6">声明一般虚函数的目的在于，使派生类继承函数的接口和缺省实现。（同时提供函数接口和缺省实现是很危险的，子类可能由于疏忽没定义而继承默认行文。不被推荐使用）</text:p>
        </text:list-item>
      </text:list>
      <text:list xml:id="list42441702" text:style-name="L17">
        <text:list-item>
          <text:p text:style-name="P20"><text:span text:style-name="T10">定义纯虚函数，同时实现它（做到了接口和实现的分离，子类必需重新实现，推荐使用）</text:span></text:p>
        </text:list-item>
      </text:list>
      <text:p text:style-name="P49">class Airplane {</text:p>
      <text:p text:style-name="P49">public:</text:p>
      <text:p text:style-name="P49"><text:s text:c="4"/>virtual void fly(const Airport&amp; destination) = 0;</text:p>
      <text:p text:style-name="P49"><text:s text:c="4"/>...</text:p>
      <text:p text:style-name="P49">};</text:p>
      <text:p text:style-name="P49">void Airplane::fly(const Airport&amp; destination) {</text:p>
      <text:p text:style-name="P52"><text:tab/>...</text:p>
      <text:p text:style-name="P49">}</text:p>
      <text:list xml:id="list42452392" text:style-name="L18">
        <text:list-item>
          <text:p text:style-name="P7">声明非虚函数的目的在于，使派生类继承函数的接口和强制性实现。</text:p>
        </text:list-item>
      </text:list>
      <text:h text:style-name="P41" text:outline-level="2">条款37: 决不要重新定义继承而来的非虚函数</text:h>
      <text:p text:style-name="P49">class B {</text:p>
      <text:p text:style-name="P49">public:</text:p>
      <text:p text:style-name="P49"><text:s text:c="4"/>void mf();</text:p>
      <text:p text:style-name="P49"><text:s text:c="4"/>...</text:p>
      <text:p text:style-name="P49">};</text:p>
      <text:p text:style-name="P49">class D: public B {</text:p>
      <text:p text:style-name="P49">public:</text:p>
      <text:p text:style-name="P49"><text:s text:c="4"/>void mf(); // 隐藏了B::mf;</text:p>
      <text:p text:style-name="P49"><text:s text:c="4"/>...</text:p>
      <text:p text:style-name="P49">};</text:p>
      <text:list xml:id="list42444974" text:style-name="L19">
        <text:list-item>
          <text:p text:style-name="P21"><text:span text:style-name="T1">技术上：派生类会隐藏基类的函数，调用基类函数还是派生类函数</text:span>取决于指向它的指针所声明的类型</text:p>
        </text:list-item>
        <text:list-item>
          <text:p text:style-name="P21"><text:span text:style-name="T1">理论上：</text:span><text:span text:style-name="T9">如果D重新定义了mf，设计中就会产生矛盾。如果D真的需要实现和B不同的mf，那么每个D将不 "是一个" B。相反，如果D真的必须从B公有继承，而且D真的需要和B不同的mf的实现，那么，mf就没有为B反映出特殊性上的不变性。</text:span></text:p>
        </text:list-item>
      </text:list>
      <text:h text:style-name="P41" text:outline-level="2">条款38: 决不要重新定义继承而来的缺省参数值</text:h>
      <text:list xml:id="list42459698" text:style-name="L20">
        <text:list-item>
          <text:p text:style-name="P8">虚函数是动态绑定而<text:span text:style-name="T9">缺省参数值是静态绑定</text:span>的。</text:p>
        </text:list-item>
      </text:list>
      <text:h text:style-name="P41" text:outline-level="2">条款39: 避免 "向下转换" 继承层次</text:h>
      <text:list xml:id="list42451871" text:style-name="L21">
        <text:list-item>
          <text:p text:style-name="P9">"向下转换" 可以通过几种方法来消除。最好的方法是将这种转换用虚函数调用（建议纯虚）来代替，同时，它可能对有些类不适用，所以要使这些类的每个虚函数成为一个空操作。第二个方法是加强类型约束，使得指针的声明类型和你所知道的真的指针类型之间没有出入。</text:p>
        </text:list-item>
        <text:list-item>
          <text:p text:style-name="P9">有些情况下，比如只读的第三方库，真的不得不执行向下转换。</text:p>
        </text:list-item>
        <text:list-item>
          <text:p text:style-name="P32">任何时候发现自己写出 "如果对象属于类型T1，做某事；但如果属于类型T2，做另外某事" 之类的代码，就要扇自己一个耳光。</text:p>
        </text:list-item>
      </text:list>
      <text:h text:style-name="Heading_20_2" text:outline-level="2"><text:span text:style-name="T26">条款40: 通过分层来体现 "有一个" 或 "用...来实现"</text:span> </text:h>
      <text:p text:style-name="P2"><text:span text:style-name="T26">条款41: 区分继承和模板</text:span> </text:p>
      <text:list xml:id="list42439769" text:style-name="L22">
        <text:list-item>
          <text:p text:style-name="P33"><text:span text:style-name="T24">当对象的</text:span><text:span text:style-name="T29">类型不影响类中函数的行为</text:span><text:span text:style-name="T24">时，就要使用</text:span><text:span text:style-name="T29">模板</text:span><text:span text:style-name="T24">来生成这样一组类。</text:span> </text:p>
        </text:list-item>
        <text:list-item>
          <text:p text:style-name="P24"><text:span text:style-name="T24">当对象的</text:span><text:span text:style-name="T18">类型影响类中函数的行为</text:span><text:span text:style-name="T24">时，就要使用</text:span><text:span text:style-name="T18">继承</text:span><text:span text:style-name="T24">来得到这样一组类。</text:span> </text:p>
        </text:list-item>
        <text:list-item>
          <text:p text:style-name="P24"><text:span text:style-name="T29">模板导致的 </text:span><text:span text:style-name="T31">"</text:span><text:span text:style-name="T29">代码膨胀</text:span><text:span text:style-name="T31">"</text:span><text:span text:style-name="T29">。</text:span> </text:p>
        </text:list-item>
      </text:list>
      <text:p text:style-name="P2"><text:span text:style-name="T26">条款42: 明智地使用私有继承</text:span> </text:p>
      <text:list xml:id="list42444381" text:style-name="L23">
        <text:list-item>
          <text:p text:style-name="P25"><text:span text:style-name="T29">私有继承意味着只是继承实现，接口会被忽略。</text:span><text:span text:style-name="T18">私有继承意味着 </text:span><text:span text:style-name="T21">"</text:span><text:span text:style-name="T18">用</text:span><text:span text:style-name="T21">...</text:span><text:span text:style-name="T18">来实现</text:span><text:span text:style-name="T21">"</text:span><text:span text:style-name="T29">。分层</text:span><text:span text:style-name="T31">" </text:span><text:span text:style-name="T29">也具有相同的含义。怎么在二者之间进行选择呢？答案很简单：尽可能地使用分层，</text:span><text:span text:style-name="T18">有保护成员或虚函数介入</text:span><text:span text:style-name="T29">的时候，私有继承是表达类之间 </text:span><text:span text:style-name="T31">"</text:span><text:span text:style-name="T29">用</text:span><text:span text:style-name="T31">...</text:span><text:span text:style-name="T29">来实现</text:span><text:span text:style-name="T31">" </text:span><text:span text:style-name="T29">关系的唯一有效途径。</text:span> </text:p>
        </text:list-item>
        <text:list-item>
          <text:p text:style-name="P25"><text:span text:style-name="T29">这是一段令人惊叹的代码，虽然你可能一时还没意识到。因为这是一个模板，编译器将根据你的需要自动生成所有的接口类。因为这些类是类型安全的，用户类型错误在编译期间就能发现。因为</text:span><text:span text:style-name="T31">GenericStack</text:span><text:span text:style-name="T29">的成员函数是保护类型，并且接口类把</text:span><text:span text:style-name="T31">GenericStack</text:span><text:span text:style-name="T29">作为私有基类来使用，用户将不可能绕过接口类。因为每个接口类成员函数被（隐式）声明为</text:span><text:span text:style-name="T31">inline</text:span><text:span text:style-name="T29">，使用这些类型安全的类时不会带来运行开销；生成的代码就象用户直接使用</text:span><text:span text:style-name="T31">GenericStack</text:span><text:span text:style-name="T29">来编</text:span><text:span text:style-name="T6">写的一样（假设编译器满足了</text:span><text:span text:style-name="T7">inline</text:span><text:span text:style-name="T6">请求 </text:span><text:span text:style-name="T7">---- </text:span><text:span text:style-name="T6">参见条款</text:span><text:span text:style-name="T7">33</text:span><text:span text:style-name="T6">）。因为</text:span><text:span text:style-name="T7">GenericStack</text:span><text:span text:style-name="T6">使用了</text:span><text:span text:style-name="T7">void*</text:span><text:span text:style-name="T27">指针，操作堆栈的代码就只需要一份，而不管程序中使用了多少不同类型的堆栈。简而言之，这个设计使代码达到了最高的效率和最高的类型安全。很难做得比这更好。</text:span></text:p>
          <text:list>
            <text:list-item>
              <text:list>
                <text:list-header>
                  <text:p text:style-name="P51">class GenericStack {</text:p>
                </text:list-header>
              </text:list>
            </text:list-item>
          </text:list>
        </text:list-item>
      </text:list>
      <text:p text:style-name="P53">protected:</text:p>
      <text:p text:style-name="P49"><text:s text:c="4"/>GenericStack();</text:p>
      <text:p text:style-name="P49"><text:s text:c="4"/>~GenericStack();</text:p>
      <text:p text:style-name="P49"><text:s text:c="4"/>void push(void *object);<text:tab/><text:span text:style-name="T9">//</text:span><text:span text:style-name="T10">因为</text:span><text:span text:style-name="T14">使用了</text:span><text:span text:style-name="T15">void*</text:span><text:span text:style-name="T13">指针，操作堆栈的代码就只需要一份</text:span></text:p>
      <text:p text:style-name="P49"><text:s text:c="4"/>void * pop();<text:tab/><text:tab/><text:tab/><text:tab/><text:tab/><text:span text:style-name="T9">//</text:span><text:span text:style-name="T12">同上</text:span></text:p>
      <text:p text:style-name="P49"><text:s text:c="4"/>bool empty() const;</text:p>
      <text:p text:style-name="P49">private:</text:p>
      <text:p text:style-name="P49"><text:s text:c="4"/>struct StackNode {</text:p>
      <text:p text:style-name="P49"><text:s text:c="8"/><text:span text:style-name="T9">void *</text:span>data; // 节点数据</text:p>
      <text:p text:style-name="P49"><text:s text:c="8"/>StackNode *next; <text:s/>// 下一节点</text:p>
      <text:p text:style-name="P49"><text:s text:c="8"/>StackNode(void *newData, StackNode *nextNode)</text:p>
      <text:p text:style-name="P49"><text:s text:c="12"/>: data(newData), next(nextNode) {}</text:p>
      <text:p text:style-name="P49"><text:s text:c="4"/>};</text:p>
      <text:p text:style-name="P49"><text:s text:c="4"/>StackNode *top; // 栈顶</text:p>
      <text:p text:style-name="P49"><text:s text:c="4"/>GenericStack(const GenericStack&amp; rhs); <text:s/>// 防止拷贝和赋值</text:p>
      <text:p text:style-name="P49"><text:s text:c="4"/>GenericStack&amp; <text:s/>operator=(const GenericStack&amp; rhs); <text:s text:c="3"/></text:p>
      <text:p text:style-name="P49">};</text:p>
      <text:p text:style-name="P53">template&lt;class T&gt;</text:p>
      <text:p text:style-name="P49">class Stack: <text:span text:style-name="T9">private</text:span> GenericStack {</text:p>
      <text:p text:style-name="P49">public:</text:p>
      <text:p text:style-name="P49"><text:s text:c="4"/>void push(T *objectPtr) { <text:tab/><text:tab/><text:tab/><text:span text:style-name="T9">//</text:span><text:span text:style-name="T10">代码为隐形inline</text:span></text:p>
      <text:p text:style-name="P49"><text:s text:c="8"/>GenericStack::push(objectPtr);</text:p>
      <text:p text:style-name="P49"><text:s text:c="4"/>}</text:p>
      <text:p text:style-name="P49"><text:s text:c="4"/>T * pop() {<text:tab/><text:tab/><text:tab/><text:tab/><text:tab/><text:tab/><text:tab/><text:tab/><text:span text:style-name="T9">//</text:span><text:span text:style-name="T10">代码为隐形inline</text:span></text:p>
      <text:p text:style-name="P49"><text:s text:c="8"/>return static_cast&lt;T*&gt;(GenericStack::pop());</text:p>
      <text:p text:style-name="P49"><text:s text:c="4"/>}</text:p>
      <text:p text:style-name="P49"><text:s text:c="4"/>bool empty() const {<text:tab/><text:tab/><text:tab/><text:tab/><text:tab/><text:span text:style-name="T9">//</text:span><text:span text:style-name="T10">代码为隐形inline</text:span></text:p>
      <text:p text:style-name="P49"><text:s text:c="8"/>return GenericStack::empty();</text:p>
      <text:p text:style-name="P49"><text:s text:c="4"/>}</text:p>
      <text:p text:style-name="P49">};</text:p>
      <text:h text:style-name="P37" text:outline-level="2"><text:span text:style-name="T25">条款43: 明智地使用多继承</text:span> </text:h>
      <text:list xml:id="list42465835" text:style-name="L24">
        <text:list-item>
          <text:p text:style-name="P26"><text:span text:style-name="T30">单继承的层次结构只需要非虚基类，继承层次结构中参数的向上传递采用的是一种很自然的方式：第</text:span>n<text:span text:style-name="T30">层的类将参数传给第</text:span>n-1<text:span text:style-name="T30">层的类。但是，虚基类的构造函数则不同，它的参数是由继承结构中最底层派生类的成员初始化列表指定的。这就造成，负责初始化虚基类的那个类可能在继承图中和它相距很远；如果有新类增加到继承结构中，执行初始化的类还可能改变。（避免这个问题的一个好办法是：消除对虚基类传递构造函数参数的需要。最简单的做法是</text:span><text:span text:style-name="T19">避免在</text:span><text:span text:style-name="T20">虚基</text:span><text:span text:style-name="T19">类中放入数据成员</text:span><text:span text:style-name="T30">）。</text:span> </text:p>
        </text:list-item>
      </text:list>
      <text:h text:style-name="P39" text:outline-level="2">条款44: 说你想说的；理解你所说的</text:h>
      <text:list xml:id="list42458609" text:style-name="L25">
        <text:list-item>
          <text:p text:style-name="P27"><text:span text:style-name="T30">共同的基类意味着共同的特性。</text:span> </text:p>
        </text:list-item>
        <text:list-item>
          <text:p text:style-name="P27"><text:span text:style-name="T30">公有继承意味着</text:span> "<text:span text:style-name="T30">是一个</text:span>"<text:span text:style-name="T30">。</text:span> </text:p>
        </text:list-item>
        <text:list-item>
          <text:p text:style-name="P27"><text:span text:style-name="T30">私有继承意味着</text:span> "<text:span text:style-name="T30">用</text:span>...<text:span text:style-name="T30">来实现</text:span>"<text:span text:style-name="T30">。</text:span> </text:p>
        </text:list-item>
        <text:list-item>
          <text:p text:style-name="P27"><text:span text:style-name="T30">分层意味着</text:span> "<text:span text:style-name="T30">有一个</text:span>" <text:span text:style-name="T30">或</text:span> "<text:span text:style-name="T30">用</text:span>...<text:span text:style-name="T30">来实现</text:span>"<text:span text:style-name="T30">。</text:span> </text:p>
        </text:list-item>
      </text:list>
      <text:p text:style-name="Text_20_body">下面的对应关系只适用于公有继承的情况 </text:p>
      <text:list xml:id="list42458898" text:style-name="L26">
        <text:list-item>
          <text:p text:style-name="P28">纯虚函数意味着仅仅继承函数的接口。 </text:p>
        </text:list-item>
        <text:list-item>
          <text:p text:style-name="P28">简单虚函数意味着继承函数的接口加上一个缺省实现。 </text:p>
        </text:list-item>
        <text:list-item>
          <text:p text:style-name="P28">非虚函数意味着继承函数的接口加上一个强制实现。 </text:p>
        </text:list-item>
      </text:list>
      <text:h text:style-name="Heading_20_2" text:outline-level="2"><text:span text:style-name="T25">条款45: 弄清C++在幕后为你所写、所调用的函数</text:span> </text:h>
      <text:list xml:id="list42449031" text:style-name="L27">
        <text:list-item>
          <text:p text:style-name="P29">针对空类，编译器自动生成的代码 </text:p>
        </text:list-item>
      </text:list>
      <text:p text:style-name="P49">class Empty {}; //该定义和以下定义一样</text:p>
      <text:p text:style-name="P49">class Empty {</text:p>
      <text:p text:style-name="P49">public:</text:p>
      <text:p text:style-name="P49"><text:s text:c="4"/>Empty(); <text:s text:c="2"/><text:tab/><text:tab/><text:tab/><text:tab/><text:tab/><text:tab/>// 缺省构造函数</text:p>
      <text:p text:style-name="P49"><text:s text:c="4"/>Empty(const Empty&amp; rhs); <text:s/><text:tab/>// 拷贝构造函数</text:p>
      <text:p text:style-name="P49"><text:s text:c="4"/>~Empty(); <text:s text:c="4"/><text:tab/><text:tab/><text:tab/> <text:tab/><text:tab/>// 析构函数，是否为虚函数看下文说明</text:p>
      <text:p text:style-name="P49"><text:s text:c="4"/>Empty&amp;</text:p>
      <text:p text:style-name="P49"><text:s text:c="4"/>operator=(const Empty&amp; rhs);// 赋值运算符</text:p>
      <text:p text:style-name="P49"><text:s text:c="4"/>Empty* operator&amp;();<text:tab/><text:tab/><text:tab/><text:tab/>// 取址运算符</text:p>
      <text:p text:style-name="P49"><text:s text:c="4"/>const Empty* operator&amp;() const;</text:p>
      <text:p text:style-name="P49">};</text:p>
      <text:p text:style-name="P49">inline Empty::Empty() {}</text:p>
      <text:p text:style-name="P49">inline Empty::~Empty() {}</text:p>
      <text:p text:style-name="P49">inline Empty * Empty::operator&amp;() {</text:p>
      <text:p text:style-name="P49"><text:s text:c="4"/>return this;</text:p>
      <text:p text:style-name="P49">}</text:p>
      <text:p text:style-name="P49">inline const Empty * Empty::operator&amp;() const {</text:p>
      <text:p text:style-name="P49"><text:s text:c="4"/>return this;</text:p>
      <text:p text:style-name="P49">}</text:p>
      <text:p text:style-name="Text_20_body"><text:tab/>至于拷贝构造函数和赋值运算符，官方的规则是：<text:span text:style-name="T9">缺省拷贝构造函数</text:span><text:span text:style-name="T10">/</text:span><text:span text:style-name="T9">赋值运算符对类的非静态数据成员进行 "以成员为单位的" 逐一拷贝构造/赋值</text:span>。 </text:p>
      <text:h text:style-name="P37" text:outline-level="2"><text:span text:style-name="T25">条款47: 确保非局部静态对象在使用前被初始化</text:span> </text:h>
      <text:list xml:id="list42446609" text:style-name="L28">
        <text:list-item>
          <text:p text:style-name="P30">如果你让对象A必须在对象B之前初始化，同时又让A的初始化依赖于B已经被初始化，可以使用<text:span text:style-name="T9">函数内部静态变量</text:span>。 </text:p>
        </text:list-item>
        <text:list-item>
          <text:p text:style-name="P30">对于函数内部静态对象什么时候被初始化，C++却明确指出：它们在函数调用过程中初次碰到对象的定义时被初始化。 </text:p>
        </text:list-item>
        <text:list-item>
          <text:p text:style-name="P30">避免多线程环境下使用 </text:p>
        </text:list-item>
      </text:list>
      <text:h text:style-name="Heading_20_2" text:outline-level="2"><text:span text:style-name="T25">条款49: 熟悉标准库</text:span> </text:h>
      <text:list xml:id="list42448491" text:style-name="L29">
        <text:list-item>
          <text:p text:style-name="P22">旧的C++头文件名如&lt;iostream.h&gt;将会继续被支持，尽管它们不在官方标准中。这些头文件的内容不在名字空间std中。(GCC4.4.0<text:span text:style-name="T1">以后版本已不支持</text:span>)</text:p>
        </text:list-item>
        <text:list-item>
          <text:p text:style-name="P22">新的C++头文件如&lt;iostream&gt;包含的基本功能和对应的旧头文件相同，但头文件的内容在名字空间std中。</text:p>
        </text:list-item>
        <text:list-item>
          <text:p text:style-name="P22">标准C头文件如&lt;stdio.h&gt;继续被支持。头文件的内容不在std中。</text:p>
        </text:list-item>
        <text:list-item>
          <text:p text:style-name="P22">具有C库功能的新C++头文件具有如&lt;cstdio&gt;这样的名字。它们提供的内容和相应的旧C头文件相同，只是内容在std中。</text:p>
        </text:list-item>
        <text:list-item>
          <text:p text:style-name="P22"><text:span text:style-name="T1">标准库大量的使用模版，因此</text:span><text:span text:style-name="T9">不要手工声明string（或标准库中其它任何部分）</text:span>。相反，只用包含一个适当的头文件，如&lt;string&gt;。 </text:p>
        </text:list-item>
        <text:list-item>
          <text:p text:style-name="P22">支持国际化最主要的构件是facets和locales。 </text:p>
        </text:list-item>
      </text:list>
      <text:h text:style-name="Heading_20_2" text:outline-level="2"><text:span text:style-name="T25">条款50: 提高对C++的认识</text:span> </text:h>
      <text:p text:style-name="P49">class Base {</text:p>
      <text:p text:style-name="P49">public:</text:p>
      <text:p text:style-name="P49"><text:s text:c="4"/>virtual void f(int x);</text:p>
      <text:p text:style-name="P49">};</text:p>
      <text:p text:style-name="P49">class Derived: public Base {</text:p>
      <text:p text:style-name="P49">public:</text:p>
      <text:p text:style-name="P49"><text:s text:c="4"/>virtual void f(double *pd);</text:p>
      <text:p text:style-name="P49">};</text:p>
      <text:p text:style-name="P49">Derived *pd = new Derived;</text:p>
      <text:p text:style-name="P49">pd-&gt;f(10);<text:tab/><text:tab/><text:tab/> // 错误!</text:p>
      <text:p text:style-name="P49"/>
      <text:p text:style-name="P49">class Derived: public Base {</text:p>
      <text:p text:style-name="P49">public:</text:p>
      <text:p text:style-name="P49"><text:s text:c="4"/><text:span text:style-name="T9">using</text:span> Base::f;<text:tab/><text:tab/><text:tab/> // 将Base::f引入Derived的空间范围</text:p>
      <text:p text:style-name="P49"><text:s text:c="4"/>virtual void f(double *pd);</text:p>
      <text:p text:style-name="P49">};</text:p>
      <text:p text:style-name="P49">Derived *pd = new Derived;</text:p>
      <text:p text:style-name="P49">pd-&gt;f(10); // 正确，调用Base::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'times new roman'" svg:font-family="''times new roman''"/>
    <style:font-face style:name="Courier New1" svg:font-family="'Courier New'"/>
    <style:font-face style:name="OpenSymbol" svg:font-family="OpenSymbol"/>
    <style:font-face style:name="Symbol" svg:font-family="Symbol"/>
    <style:font-face style:name="Tahoma1" svg:font-family="Tahoma"/>
    <style:font-face style:name="Wingdings" svg:font-family="Wingdings"/>
    <style:font-face style:name="宋体1" svg:font-family="宋体"/>
    <style:font-face style:name="Courier New" svg:font-family="'Courier New'" style:font-family-generic="modern" style:font-pitch="fixed"/>
    <style:font-face style:name="新宋体" svg:font-family="新宋体" style:font-family-generic="modern" style:font-pitch="fixed"/>
    <style:font-face style:name="宋体" svg:font-family="宋体" style:font-pitch="variable"/>
    <style:font-face style:name="宋体3" svg:font-family="宋体" style:font-adornments="标准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ystem" style:font-pitch="variable"/>
    <style:font-face style:name="宋体2" svg:font-family="宋体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2" style:font-size-asian="12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宋体2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line-height="100%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新宋体" style:font-size-asian="10pt" style:font-name-complex="新宋体" style:font-size-complex="10pt"/>
    </style:style>
    <style:style style:name="Heading_20_2" style:display-name="Heading 2" style:family="paragraph" style:parent-style-name="Heading" style:next-style-name="Text_20_body" style:class="text" style:default-outline-level="2">
      <style:text-properties style:font-name="Times New Roman" fo:font-size="18pt" fo:font-weight="bold" style:font-name-asian="宋体2" style:font-size-asian="18pt" style:font-weight-asian="bold" style:font-name-complex="Tahoma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l" style:family="paragraph" style:parent-style-name="Standard">
      <style:paragraph-properties fo:margin-top="0cm" fo:margin-bottom="0cm"/>
    </style:style>
    <style:style style:name="Li" style:family="paragraph" style:parent-style-name="Standard">
      <style:paragraph-properties fo:margin-top="0cm" fo:margin-bottom="0cm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_2b__2b__20_Source_20_Code" style:display-name="C++ Source Code" style:family="paragraph" style:parent-style-name="Preformatted_20_Text" style:master-page-name="">
      <style:paragraph-properties fo:margin-left="0cm" fo:margin-right="0cm" fo:line-height="0.499cm" fo:text-indent="0cm" style:auto-text-indent="false" style:page-number="auto">
        <style:tab-stops/>
      </style:paragraph-properties>
      <style:text-properties fo:font-size="12pt" style:font-name-asian="宋体3"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8Num3z0" style:family="text">
      <style:text-properties style:font-name="Symbol"/>
    </style:style>
    <style:style style:name="WW8Num3z1" style:family="text">
      <style:text-properties style:font-name="Courier New1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1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1"/>
    </style:style>
    <style:style style:name="WW8Num5z2" style:family="text">
      <style:text-properties style:font-name="Wingdings"/>
    </style:style>
    <style:style style:name="WW8Num6z0" style:family="text">
      <style:text-properties style:font-name="Symbol"/>
    </style:style>
    <style:style style:name="WW8Num6z1" style:family="text">
      <style:text-properties style:font-name="Courier New1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7z1" style:family="text">
      <style:text-properties style:font-name="Courier New1"/>
    </style:style>
    <style:style style:name="WW8Num7z2" style:family="text">
      <style:text-properties style:font-name="Wingdings"/>
    </style:style>
    <style:style style:name="WW8Num8z0" style:family="text">
      <style:text-properties style:font-name="Symbol"/>
    </style:style>
    <style:style style:name="WW8Num8z1" style:family="text">
      <style:text-properties style:font-name="Courier New1"/>
    </style:style>
    <style:style style:name="WW8Num8z2" style:family="text">
      <style:text-properties style:font-name="Wingdings"/>
    </style:style>
    <style:style style:name="WW8Num9z0" style:family="text">
      <style:text-properties style:font-name="Symbol"/>
    </style:style>
    <style:style style:name="WW8Num9z1" style:family="text">
      <style:text-properties style:font-name="Courier New1"/>
    </style:style>
    <style:style style:name="WW8Num9z2" style:family="text">
      <style:text-properties style:font-name="Wingdings"/>
    </style:style>
    <style:style style:name="WW8Num10z0" style:family="text">
      <style:text-properties style:font-name="Symbol"/>
    </style:style>
    <style:style style:name="WW8Num10z1" style:family="text">
      <style:text-properties style:font-name="Courier New1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1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1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1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1"/>
    </style:style>
    <style:style style:name="WW8Num14z2" style:family="text">
      <style:text-properties style:font-name="Wingdings"/>
    </style:style>
    <style:style style:name="Source_20_Text" style:display-name="Source Text" style:family="text">
      <style:text-properties style:font-name="Courier New" style:font-name-asian="新宋体" style:font-name-complex="新宋体"/>
    </style:style>
    <style:style style:name="Citation" style:family="text">
      <style:text-properties fo:font-style="italic" style:font-style-asian="italic" style:font-style-complex="italic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Teletype" style:family="text">
      <style:text-properties style:font-name="Courier New" style:font-name-asian="新宋体" style:font-name-complex="新宋体"/>
    </style:style>
    <style:style style:name="Caption_20_characters" style:display-name="Caption character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Index_20_Link" style:display-name="Index Link" style:family="text"/>
    <style:style style:name="Variable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jearry zhou</meta:initial-creator>
    <meta:creation-date>2010-02-19T18:13:11.32</meta:creation-date>
    <dc:date>2010-02-21T00:30:45.68</dc:date>
    <dc:creator>jearry zhou</dc:creator>
    <meta:editing-duration>PT30H00M56S</meta:editing-duration>
    <meta:editing-cycles>126</meta:editing-cycles>
    <meta:generator>OpenOffice.org/3.0$Win32 OpenOffice.org_project/300m9$Build-9358</meta:generator>
    <meta:document-statistic meta:table-count="0" meta:image-count="0" meta:object-count="0" meta:page-count="1" meta:paragraph-count="225" meta:word-count="2556" meta:character-count="7045"/>
    <meta:user-defined meta:name="Info 1"/>
    <meta:user-defined meta:name="Info 2"/>
    <meta:user-defined meta:name="Info 3"/>
    <meta:user-defined meta:name="Info 4"/>
  </office:meta>
</office:document-meta>
</file>